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28pt" style:font-size-asian="28pt" style:font-size-complex="28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5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6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7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8" style:parent-style-name="Policepardéfaut" style:family="text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Retour sur DS4</text:p>
      <text:p text:style-name="P2">Garcia-Buscaylet Pierre</text:p>
      <text:p text:style-name="P3"/>
      <text:p text:style-name="P4">Exercice 1 : (Premier exo traité)</text:p>
      <text:p text:style-name="Normal">Q1. Je pense avoir plutôt bien réussi.</text:p>
      <text:p text:style-name="Normal">Q2 . <text:s/>Pas bien justifié les hypothèses du thm d’intégration termes à termes, je pensais que par les propriétés des Séries Entières cela suffisait.</text:p>
      <text:p text:style-name="Normal">Q3.a) J’ai voulu faire un truc bizarre avec les propriétés sur le reste d’une série entère convergente et la définition epsilonesque de la limite.<text:s/></text:p>
      <text:p text:style-name="Normal">b)<text:s/>Je pense avoir plutôt bien réussi.</text:p>
      <text:p text:style-name="Normal"><text:span text:style-name="T5">Exercice  2:</text:span><text:s/>j’ai traité cet exo en fin de DS (environ 45/50 min pour le faire (pression du au temps<text:s/>j’ai paniqué dut au temps et dès que j’ai rencontré une difficultée)</text:p>
      <text:p text:style-name="P6"/>
      <text:p text:style-name="Normal">Q1. J’ai pris un peu de temps à comprendre et ça me stressé, je pense avoir plutôt bien réussi même si je suis parti très loin pour quelque chose de facile (de mémoire).<text:s/></text:p>
      <text:p text:style-name="Normal">Q2. Pas fait<text:s/></text:p>
      <text:p text:style-name="Normal">Q3.<text:s/>La récurrence pour trouver la relation de récurrence doit être horrible sur ma copie, j’avais du mal à rester concentré et à comprendre l’exo en général (proba indépendantes ? univers...)</text:p>
      <text:p text:style-name="Normal">Q4.<text:s/>Je me souvenais plus de la formule pour les suites récurrentes d’ordre 2 sur le coup (beaucoup d’effort de tentative de retrouver la formule pour au final rien du tout)</text:p>
      <text:p text:style-name="Normal">Q5. Pense avoir assez bien réussi (je crois)</text:p>
      <text:p text:style-name="Normal">Q6. J’avais l’idée mais pas la forme explicite de vn.</text:p>
      <text:p text:style-name="Normal"/>
      <text:p text:style-name="Normal"><text:span text:style-name="T7">Exercice 3 :</text:span><text:span text:style-name="T8"><text:s/></text:span>(Deuxième exo traité)</text:p>
      <text:p text:style-name="Normal">1.a),b) je pense avoir bien réussi et assez bien justifié<text:s/></text:p>
      <text:p text:style-name="Normal">2) <text:s/>je pense avoir assez bien réussi<text:s/></text:p>
      <text:p text:style-name="Normal">3) je ne me souviens plus trop de ce que j’ai fait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Garcia-buscaylet Pierre</meta:initial-creator>
    <dc:creator>Garcia-buscaylet Pierre</dc:creator>
    <meta:creation-date>2024-12-13T20:24:00Z</meta:creation-date>
    <dc:date>2024-12-13T20:43:00Z</dc:date>
    <meta:template xlink:href="Normal" xlink:type="simple"/>
    <meta:editing-cycles>1</meta:editing-cycles>
    <meta:editing-duration>PT1140S</meta:editing-duration>
    <meta:document-statistic meta:page-count="1" meta:paragraph-count="2" meta:word-count="223" meta:character-count="1449" meta:row-count="10" meta:non-whitespace-character-count="1228"/>
  </office:meta>
</office:document-meta>
</file>